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1-0_sc_WORD,rule</text:p>
          </table:table-cell>
          <table:table-cell office:value-type="float" office:value="1252714" calcext:value-type="float">
            <text:p>1252714</text:p>
          </table:table-cell>
          <table:table-cell office:value-type="float" office:value="3.86118500982658" calcext:value-type="float">
            <text:p>3,86</text:p>
          </table:table-cell>
          <table:table-cell table:formula="of:=(1000000*[.D2])/[.C2]" office:value-type="float" office:value="3.08225581403782" calcext:value-type="float">
            <text:p>3,08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1-0_WORD,rule</text:p>
          </table:table-cell>
          <table:table-cell office:value-type="float" office:value="305540" calcext:value-type="float">
            <text:p>305540</text:p>
          </table:table-cell>
          <table:table-cell office:value-type="float" office:value="3.86118500982658" calcext:value-type="float">
            <text:p>3,86</text:p>
          </table:table-cell>
          <table:table-cell table:formula="of:=(1000000*[.D3])/[.C3]" office:value-type="float" office:value="12.6372488375551" calcext:value-type="float">
            <text:p>12,64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cc_WORD,rule</text:p>
          </table:table-cell>
          <table:table-cell office:value-type="float" office:value="947174" calcext:value-type="float">
            <text:p>947174</text:p>
          </table:table-cell>
          <table:table-cell office:value-type="float" office:value="3.86118500982658" calcext:value-type="float">
            <text:p>3,86</text:p>
          </table:table-cell>
          <table:table-cell table:formula="of:=(1000000*[.D4])/[.C4]" office:value-type="float" office:value="4.07653188308229" calcext:value-type="float">
            <text:p>4,08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dd_WORD,rule</text:p>
          </table:table-cell>
          <table:table-cell office:value-type="float" office:value="94717400" calcext:value-type="float">
            <text:p>94717400</text:p>
          </table:table-cell>
          <table:table-cell office:value-type="float" office:value="3.86118500982658" calcext:value-type="float">
            <text:p>3,86</text:p>
          </table:table-cell>
          <table:table-cell table:formula="of:=(1000000*[.D5])/[.C5]" office:value-type="float" office:value="0.0407653188308229" calcext:value-type="float">
            <text:p>0,04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mon_dd_WORD,rule</text:p>
          </table:table-cell>
          <table:table-cell office:value-type="float" office:value="1115954296" calcext:value-type="float">
            <text:p>1115954296</text:p>
          </table:table-cell>
          <table:table-cell office:value-type="float" office:value="3.86118500982658" calcext:value-type="float">
            <text:p>3,86</text:p>
          </table:table-cell>
          <table:table-cell table:formula="of:=(1000000*[.D6])/[.C6]" office:value-type="float" office:value="0.00345998489693218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,rule</text:p>
          </table:table-cell>
          <table:table-cell office:value-type="float" office:value="947174" calcext:value-type="float">
            <text:p>947174</text:p>
          </table:table-cell>
          <table:table-cell office:value-type="float" office:value="3.86118500982658" calcext:value-type="float">
            <text:p>3,86</text:p>
          </table:table-cell>
          <table:table-cell table:formula="of:=(1000000*[.D7])/[.C7]" office:value-type="float" office:value="4.07653188308229" calcext:value-type="float">
            <text:p>4,08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dd,rule</text:p>
          </table:table-cell>
          <table:table-cell office:value-type="float" office:value="94717400" calcext:value-type="float">
            <text:p>94717400</text:p>
          </table:table-cell>
          <table:table-cell office:value-type="float" office:value="3.86118500982658" calcext:value-type="float">
            <text:p>3,86</text:p>
          </table:table-cell>
          <table:table-cell table:formula="of:=(1000000*[.D8])/[.C8]" office:value-type="float" office:value="0.0407653188308229" calcext:value-type="float">
            <text:p>0,04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sc,rule</text:p>
          </table:table-cell>
          <table:table-cell office:value-type="float" office:value="4735870" calcext:value-type="float">
            <text:p>4735870</text:p>
          </table:table-cell>
          <table:table-cell office:value-type="float" office:value="3.86118500982658" calcext:value-type="float">
            <text:p>3,86</text:p>
          </table:table-cell>
          <table:table-cell table:formula="of:=(1000000*[.D9])/[.C9]" office:value-type="float" office:value="0.815306376616457" calcext:value-type="float">
            <text:p>0,82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year,rule</text:p>
          </table:table-cell>
          <table:table-cell office:value-type="float" office:value="157047560" calcext:value-type="float">
            <text:p>157047560</text:p>
          </table:table-cell>
          <table:table-cell office:value-type="float" office:value="3.86118500982658" calcext:value-type="float">
            <text:p>3,86</text:p>
          </table:table-cell>
          <table:table-cell table:formula="of:=(1000000*[.D10])/[.C10]" office:value-type="float" office:value="0.0245860872325974" calcext:value-type="float">
            <text:p>0,02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dd_WORD,rule</text:p>
          </table:table-cell>
          <table:table-cell office:value-type="float" office:value="305540000" calcext:value-type="float">
            <text:p>30554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1])/[.C11]" office:value-type="float" office:value="0.0126372488375551" calcext:value-type="float">
            <text:p>0,01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d_WORD,rule</text:p>
          </table:table-cell>
          <table:table-cell office:value-type="float" office:value="30554000" calcext:value-type="float">
            <text:p>30554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2])/[.C12]" office:value-type="float" office:value="0.126372488375551" calcext:value-type="float">
            <text:p>0,13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_WORD,rule</text:p>
          </table:table-cell>
          <table:table-cell office:value-type="float" office:value="3055400" calcext:value-type="float">
            <text:p>30554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3])/[.C13]" office:value-type="float" office:value="1.26372488375551" calcext:value-type="float">
            <text:p>1,2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_sc_WORD,rule</text:p>
          </table:table-cell>
          <table:table-cell office:value-type="float" office:value="1527700" calcext:value-type="float">
            <text:p>15277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4])/[.C14]" office:value-type="float" office:value="2.52744976751102" calcext:value-type="float">
            <text:p>2,53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_WORD,rule</text:p>
          </table:table-cell>
          <table:table-cell office:value-type="float" office:value="305540" calcext:value-type="float">
            <text:p>305540</text:p>
          </table:table-cell>
          <table:table-cell office:value-type="float" office:value="3.86118500982658" calcext:value-type="float">
            <text:p>3,86</text:p>
          </table:table-cell>
          <table:table-cell table:formula="of:=(1000000*[.D15])/[.C15]" office:value-type="float" office:value="12.6372488375551" calcext:value-type="float">
            <text:p>12,64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dddd_WORD,rule</text:p>
          </table:table-cell>
          <table:table-cell office:value-type="float" office:value="1527700000" calcext:value-type="float">
            <text:p>152770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6])/[.C16]" office:value-type="float" office:value="0.00252744976751102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dd_WORD,rule</text:p>
          </table:table-cell>
          <table:table-cell office:value-type="float" office:value="15277000" calcext:value-type="float">
            <text:p>15277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7])/[.C17]" office:value-type="float" office:value="0.252744976751102" calcext:value-type="float">
            <text:p>0,25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,rule</text:p>
          </table:table-cell>
          <table:table-cell office:value-type="float" office:value="1222160" calcext:value-type="float">
            <text:p>1222160</text:p>
          </table:table-cell>
          <table:table-cell office:value-type="float" office:value="3.86118500982658" calcext:value-type="float">
            <text:p>3,86</text:p>
          </table:table-cell>
          <table:table-cell table:formula="of:=(1000000*[.D18])/[.C18]" office:value-type="float" office:value="3.15931220938877" calcext:value-type="float">
            <text:p>3,1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d_mon_sc,rule</text:p>
          </table:table-cell>
          <table:table-cell office:value-type="float" office:value="158880800" calcext:value-type="float">
            <text:p>158880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9])/[.C19]" office:value-type="float" office:value="0.0243024016106829" calcext:value-type="float">
            <text:p>0,02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d_sc,rule</text:p>
          </table:table-cell>
          <table:table-cell office:value-type="float" office:value="12221600" calcext:value-type="float">
            <text:p>12221600</text:p>
          </table:table-cell>
          <table:table-cell office:value-type="float" office:value="3.86118500982658" calcext:value-type="float">
            <text:p>3,86</text:p>
          </table:table-cell>
          <table:table-cell table:formula="of:=(1000000*[.D20])/[.C20]" office:value-type="float" office:value="0.315931220938877" calcext:value-type="float">
            <text:p>0,32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mon_day_sc,rule</text:p>
          </table:table-cell>
          <table:table-cell office:value-type="float" office:value="50841856" calcext:value-type="float">
            <text:p>50841856</text:p>
          </table:table-cell>
          <table:table-cell office:value-type="float" office:value="3.86118500982658" calcext:value-type="float">
            <text:p>3,86</text:p>
          </table:table-cell>
          <table:table-cell table:formula="of:=(1000000*[.D21])/[.C21]" office:value-type="float" office:value="0.0759450050333839" calcext:value-type="float">
            <text:p>0,08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year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3.86118500982658" calcext:value-type="float">
            <text:p>3,86</text:p>
          </table:table-cell>
          <table:table-cell table:formula="of:=(1000000*[.D22])/[.C22]" office:value-type="float" office:value="0.243024016106829" calcext:value-type="float">
            <text:p>0,24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year_sc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3.86118500982658" calcext:value-type="float">
            <text:p>3,86</text:p>
          </table:table-cell>
          <table:table-cell table:formula="of:=(1000000*[.D23])/[.C23]" office:value-type="float" office:value="0.243024016106829" calcext:value-type="float">
            <text:p>0,24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year_WORD,rule</text:p>
          </table:table-cell>
          <table:table-cell office:value-type="float" office:value="19860100" calcext:value-type="float">
            <text:p>19860100</text:p>
          </table:table-cell>
          <table:table-cell office:value-type="float" office:value="3.86118500982658" calcext:value-type="float">
            <text:p>3,86</text:p>
          </table:table-cell>
          <table:table-cell table:formula="of:=(1000000*[.D24])/[.C24]" office:value-type="float" office:value="0.194419212885463" calcext:value-type="float">
            <text:p>0,19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2sc_dd,rule</text:p>
          </table:table-cell>
          <table:table-cell office:value-type="float" office:value="21418354" calcext:value-type="float">
            <text:p>21418354</text:p>
          </table:table-cell>
          <table:table-cell office:value-type="float" office:value="3.86118500982658" calcext:value-type="float">
            <text:p>3,86</text:p>
          </table:table-cell>
          <table:table-cell table:formula="of:=(1000000*[.D25])/[.C25]" office:value-type="float" office:value="0.180274591120615" calcext:value-type="float">
            <text:p>0,18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dd_mon,rule</text:p>
          </table:table-cell>
          <table:table-cell office:value-type="float" office:value="1271076954" calcext:value-type="float">
            <text:p>1271076954</text:p>
          </table:table-cell>
          <table:table-cell office:value-type="float" office:value="3.86118500982658" calcext:value-type="float">
            <text:p>3,86</text:p>
          </table:table-cell>
          <table:table-cell table:formula="of:=(1000000*[.D26])/[.C26]" office:value-type="float" office:value="0.0030377271790474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,rule</text:p>
          </table:table-cell>
          <table:table-cell office:value-type="float" office:value="12771572" calcext:value-type="float">
            <text:p>12771572</text:p>
          </table:table-cell>
          <table:table-cell office:value-type="float" office:value="3.86118500982658" calcext:value-type="float">
            <text:p>3,86</text:p>
          </table:table-cell>
          <table:table-cell table:formula="of:=(1000000*[.D27])/[.C27]" office:value-type="float" office:value="0.302326527214236" calcext:value-type="float">
            <text:p>0,3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dd,rule</text:p>
          </table:table-cell>
          <table:table-cell office:value-type="float" office:value="1115954296" calcext:value-type="float">
            <text:p>1115954296</text:p>
          </table:table-cell>
          <table:table-cell office:value-type="float" office:value="3.86118500982658" calcext:value-type="float">
            <text:p>3,86</text:p>
          </table:table-cell>
          <table:table-cell table:formula="of:=(1000000*[.D28])/[.C28]" office:value-type="float" office:value="0.00345998489693218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sc,rule</text:p>
          </table:table-cell>
          <table:table-cell office:value-type="float" office:value="76446108" calcext:value-type="float">
            <text:p>76446108</text:p>
          </table:table-cell>
          <table:table-cell office:value-type="float" office:value="3.86118500982658" calcext:value-type="float">
            <text:p>3,86</text:p>
          </table:table-cell>
          <table:table-cell table:formula="of:=(1000000*[.D29])/[.C29]" office:value-type="float" office:value="0.0505085884794368" calcext:value-type="float">
            <text:p>0,05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year,rule</text:p>
          </table:table-cell>
          <table:table-cell office:value-type="float" office:value="568304400" calcext:value-type="float">
            <text:p>568304400</text:p>
          </table:table-cell>
          <table:table-cell office:value-type="float" office:value="3.86118500982658" calcext:value-type="float">
            <text:p>3,86</text:p>
          </table:table-cell>
          <table:table-cell table:formula="of:=(1000000*[.D30])/[.C30]" office:value-type="float" office:value="0.00679421980513714" calcext:value-type="float">
            <text:p>0,01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,rule</text:p>
          </table:table-cell>
          <table:table-cell office:value-type="float" office:value="3055400" calcext:value-type="float">
            <text:p>3055400</text:p>
          </table:table-cell>
          <table:table-cell office:value-type="float" office:value="3.86118500982658" calcext:value-type="float">
            <text:p>3,86</text:p>
          </table:table-cell>
          <table:table-cell table:formula="of:=(1000000*[.D31])/[.C31]" office:value-type="float" office:value="1.26372488375551" calcext:value-type="float">
            <text:p>1,2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,rule</text:p>
          </table:table-cell>
          <table:table-cell office:value-type="float" office:value="30554000" calcext:value-type="float">
            <text:p>30554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32])/[.C32]" office:value-type="float" office:value="0.126372488375551" calcext:value-type="float">
            <text:p>0,13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d,rule</text:p>
          </table:table-cell>
          <table:table-cell office:value-type="float" office:value="305540000" calcext:value-type="float">
            <text:p>30554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33])/[.C33]" office:value-type="float" office:value="0.0126372488375551" calcext:value-type="float">
            <text:p>0,01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_sc,rule</text:p>
          </table:table-cell>
          <table:table-cell office:value-type="float" office:value="213908554" calcext:value-type="float">
            <text:p>213908554</text:p>
          </table:table-cell>
          <table:table-cell office:value-type="float" office:value="3.86118500982658" calcext:value-type="float">
            <text:p>3,86</text:p>
          </table:table-cell>
          <table:table-cell table:formula="of:=(1000000*[.D34])/[.C34]" office:value-type="float" office:value="0.018050633963084" calcext:value-type="float">
            <text:p>0,02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2sc,rule</text:p>
          </table:table-cell>
          <table:table-cell office:value-type="float" office:value="21387800" calcext:value-type="float">
            <text:p>21387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35])/[.C35]" office:value-type="float" office:value="0.180532126250787" calcext:value-type="float">
            <text:p>0,18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age,rule</text:p>
          </table:table-cell>
          <table:table-cell office:value-type="float" office:value="34220480" calcext:value-type="float">
            <text:p>34220480</text:p>
          </table:table-cell>
          <table:table-cell office:value-type="float" office:value="3.86118500982658" calcext:value-type="float">
            <text:p>3,86</text:p>
          </table:table-cell>
          <table:table-cell table:formula="of:=(1000000*[.D36])/[.C36]" office:value-type="float" office:value="0.112832578906742" calcext:value-type="float">
            <text:p>0,11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age_sc,rule</text:p>
          </table:table-cell>
          <table:table-cell office:value-type="float" office:value="205139556" calcext:value-type="float">
            <text:p>205139556</text:p>
          </table:table-cell>
          <table:table-cell office:value-type="float" office:value="3.86118500982658" calcext:value-type="float">
            <text:p>3,86</text:p>
          </table:table-cell>
          <table:table-cell table:formula="of:=(1000000*[.D37])/[.C37]" office:value-type="float" office:value="0.0188222353850984" calcext:value-type="float">
            <text:p>0,02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sc,rule</text:p>
          </table:table-cell>
          <table:table-cell office:value-type="float" office:value="21418354" calcext:value-type="float">
            <text:p>21418354</text:p>
          </table:table-cell>
          <table:table-cell office:value-type="float" office:value="3.86118500982658" calcext:value-type="float">
            <text:p>3,86</text:p>
          </table:table-cell>
          <table:table-cell table:formula="of:=(1000000*[.D38])/[.C38]" office:value-type="float" office:value="0.180274591120615" calcext:value-type="float">
            <text:p>0,18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mon_dd,rule</text:p>
          </table:table-cell>
          <table:table-cell office:value-type="float" office:value="39750754" calcext:value-type="float">
            <text:p>39750754</text:p>
          </table:table-cell>
          <table:table-cell office:value-type="float" office:value="3.86118500982658" calcext:value-type="float">
            <text:p>3,86</text:p>
          </table:table-cell>
          <table:table-cell table:formula="of:=(1000000*[.D39])/[.C39]" office:value-type="float" office:value="0.0971348872986555" calcext:value-type="float">
            <text:p>0,1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mon_dd_sc,rule</text:p>
          </table:table-cell>
          <table:table-cell office:value-type="float" office:value="238321200" calcext:value-type="float">
            <text:p>238321200</text:p>
          </table:table-cell>
          <table:table-cell office:value-type="float" office:value="3.86118500982658" calcext:value-type="float">
            <text:p>3,86</text:p>
          </table:table-cell>
          <table:table-cell table:formula="of:=(1000000*[.D40])/[.C40]" office:value-type="float" office:value="0.0162016010737886" calcext:value-type="float">
            <text:p>0,02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pd,rule</text:p>
          </table:table-cell>
          <table:table-cell office:value-type="float" office:value="2108226" calcext:value-type="float">
            <text:p>2108226</text:p>
          </table:table-cell>
          <table:table-cell office:value-type="float" office:value="3.86118500982658" calcext:value-type="float">
            <text:p>3,86</text:p>
          </table:table-cell>
          <table:table-cell table:formula="of:=(1000000*[.D41])/[.C41]" office:value-type="float" office:value="1.8314853387761" calcext:value-type="float">
            <text:p>1,83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sc_dd,rule</text:p>
          </table:table-cell>
          <table:table-cell office:value-type="float" office:value="18332400" calcext:value-type="float">
            <text:p>18332400</text:p>
          </table:table-cell>
          <table:table-cell office:value-type="float" office:value="3.86118500982658" calcext:value-type="float">
            <text:p>3,86</text:p>
          </table:table-cell>
          <table:table-cell table:formula="of:=(1000000*[.D42])/[.C42]" office:value-type="float" office:value="0.210620813959251" calcext:value-type="float">
            <text:p>0,21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sc_year,rule</text:p>
          </table:table-cell>
          <table:table-cell office:value-type="float" office:value="14696474" calcext:value-type="float">
            <text:p>14696474</text:p>
          </table:table-cell>
          <table:table-cell office:value-type="float" office:value="3.86118500982658" calcext:value-type="float">
            <text:p>3,86</text:p>
          </table:table-cell>
          <table:table-cell table:formula="of:=(1000000*[.D43])/[.C43]" office:value-type="float" office:value="0.262728666061436" calcext:value-type="float">
            <text:p>0,2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,rule</text:p>
          </table:table-cell>
          <table:table-cell office:value-type="float" office:value="3972020" calcext:value-type="float">
            <text:p>3972020</text:p>
          </table:table-cell>
          <table:table-cell office:value-type="float" office:value="3.86118500982658" calcext:value-type="float">
            <text:p>3,86</text:p>
          </table:table-cell>
          <table:table-cell table:formula="of:=(1000000*[.D44])/[.C44]" office:value-type="float" office:value="0.972096064427314" calcext:value-type="float">
            <text:p>0,97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_mon,rule</text:p>
          </table:table-cell>
          <table:table-cell office:value-type="float" office:value="29362394" calcext:value-type="float">
            <text:p>29362394</text:p>
          </table:table-cell>
          <table:table-cell office:value-type="float" office:value="3.86118500982658" calcext:value-type="float">
            <text:p>3,86</text:p>
          </table:table-cell>
          <table:table-cell table:formula="of:=(1000000*[.D45])/[.C45]" office:value-type="float" office:value="0.131501028486525" calcext:value-type="float">
            <text:p>0,13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_sc,rule</text:p>
          </table:table-cell>
          <table:table-cell office:value-type="float" office:value="130771120" calcext:value-type="float">
            <text:p>130771120</text:p>
          </table:table-cell>
          <table:table-cell office:value-type="float" office:value="3.86118500982658" calcext:value-type="float">
            <text:p>3,86</text:p>
          </table:table-cell>
          <table:table-cell table:formula="of:=(1000000*[.D46])/[.C46]" office:value-type="float" office:value="0.0295262823307362" calcext:value-type="float">
            <text:p>0,03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sc_WORD,rule</text:p>
          </table:table-cell>
          <table:table-cell office:value-type="float" office:value="19860100" calcext:value-type="float">
            <text:p>19860100</text:p>
          </table:table-cell>
          <table:table-cell office:value-type="float" office:value="3.86118500982658" calcext:value-type="float">
            <text:p>3,86</text:p>
          </table:table-cell>
          <table:table-cell table:formula="of:=(1000000*[.D47])/[.C47]" office:value-type="float" office:value="0.194419212885463" calcext:value-type="float">
            <text:p>0,19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WORD,rule</text:p>
          </table:table-cell>
          <table:table-cell office:value-type="float" office:value="3972020" calcext:value-type="float">
            <text:p>3972020</text:p>
          </table:table-cell>
          <table:table-cell office:value-type="float" office:value="3.86118500982658" calcext:value-type="float">
            <text:p>3,86</text:p>
          </table:table-cell>
          <table:table-cell table:formula="of:=(1000000*[.D48])/[.C48]" office:value-type="float" office:value="0.972096064427314" calcext:value-type="float">
            <text:p>0,97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WORD_sc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3.86118500982658" calcext:value-type="float">
            <text:p>3,86</text:p>
          </table:table-cell>
          <table:table-cell table:formula="of:=(1000000*[.D49])/[.C49]" office:value-type="float" office:value="0.243024016106829" calcext:value-type="float">
            <text:p>0,24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1-0_sc_wORD,rule</text:p>
          </table:table-cell>
          <table:table-cell office:value-type="float" office:value="1252714" calcext:value-type="float">
            <text:p>1252714</text:p>
          </table:table-cell>
          <table:table-cell office:value-type="float" office:value="3.86118500982658" calcext:value-type="float">
            <text:p>3,86</text:p>
          </table:table-cell>
          <table:table-cell table:formula="of:=(1000000*[.D50])/[.C50]" office:value-type="float" office:value="3.08225581403782" calcext:value-type="float">
            <text:p>3,08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1-0_wORD,rule</text:p>
          </table:table-cell>
          <table:table-cell office:value-type="float" office:value="305540" calcext:value-type="float">
            <text:p>305540</text:p>
          </table:table-cell>
          <table:table-cell office:value-type="float" office:value="3.86118500982658" calcext:value-type="float">
            <text:p>3,86</text:p>
          </table:table-cell>
          <table:table-cell table:formula="of:=(1000000*[.D51])/[.C51]" office:value-type="float" office:value="12.6372488375551" calcext:value-type="float">
            <text:p>12,64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cc_wORD,rule</text:p>
          </table:table-cell>
          <table:table-cell office:value-type="float" office:value="947174" calcext:value-type="float">
            <text:p>947174</text:p>
          </table:table-cell>
          <table:table-cell office:value-type="float" office:value="3.86118500982658" calcext:value-type="float">
            <text:p>3,86</text:p>
          </table:table-cell>
          <table:table-cell table:formula="of:=(1000000*[.D52])/[.C52]" office:value-type="float" office:value="4.07653188308229" calcext:value-type="float">
            <text:p>4,08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dd_wORD,rule</text:p>
          </table:table-cell>
          <table:table-cell office:value-type="float" office:value="94717400" calcext:value-type="float">
            <text:p>94717400</text:p>
          </table:table-cell>
          <table:table-cell office:value-type="float" office:value="3.86118500982658" calcext:value-type="float">
            <text:p>3,86</text:p>
          </table:table-cell>
          <table:table-cell table:formula="of:=(1000000*[.D53])/[.C53]" office:value-type="float" office:value="0.0407653188308229" calcext:value-type="float">
            <text:p>0,04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mon_dd_wORD,rule</text:p>
          </table:table-cell>
          <table:table-cell office:value-type="float" office:value="1115954296" calcext:value-type="float">
            <text:p>1115954296</text:p>
          </table:table-cell>
          <table:table-cell office:value-type="float" office:value="3.86118500982658" calcext:value-type="float">
            <text:p>3,86</text:p>
          </table:table-cell>
          <table:table-cell table:formula="of:=(1000000*[.D54])/[.C54]" office:value-type="float" office:value="0.00345998489693218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,rule</text:p>
          </table:table-cell>
          <table:table-cell office:value-type="float" office:value="947174" calcext:value-type="float">
            <text:p>947174</text:p>
          </table:table-cell>
          <table:table-cell office:value-type="float" office:value="3.86118500982658" calcext:value-type="float">
            <text:p>3,86</text:p>
          </table:table-cell>
          <table:table-cell table:formula="of:=(1000000*[.D55])/[.C55]" office:value-type="float" office:value="4.07653188308229" calcext:value-type="float">
            <text:p>4,08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dd,rule</text:p>
          </table:table-cell>
          <table:table-cell office:value-type="float" office:value="94717400" calcext:value-type="float">
            <text:p>94717400</text:p>
          </table:table-cell>
          <table:table-cell office:value-type="float" office:value="3.86118500982658" calcext:value-type="float">
            <text:p>3,86</text:p>
          </table:table-cell>
          <table:table-cell table:formula="of:=(1000000*[.D56])/[.C56]" office:value-type="float" office:value="0.0407653188308229" calcext:value-type="float">
            <text:p>0,04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sc,rule</text:p>
          </table:table-cell>
          <table:table-cell office:value-type="float" office:value="4735870" calcext:value-type="float">
            <text:p>4735870</text:p>
          </table:table-cell>
          <table:table-cell office:value-type="float" office:value="3.86118500982658" calcext:value-type="float">
            <text:p>3,86</text:p>
          </table:table-cell>
          <table:table-cell table:formula="of:=(1000000*[.D57])/[.C57]" office:value-type="float" office:value="0.815306376616457" calcext:value-type="float">
            <text:p>0,82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year,rule</text:p>
          </table:table-cell>
          <table:table-cell office:value-type="float" office:value="157047560" calcext:value-type="float">
            <text:p>157047560</text:p>
          </table:table-cell>
          <table:table-cell office:value-type="float" office:value="3.86118500982658" calcext:value-type="float">
            <text:p>3,86</text:p>
          </table:table-cell>
          <table:table-cell table:formula="of:=(1000000*[.D58])/[.C58]" office:value-type="float" office:value="0.0245860872325974" calcext:value-type="float">
            <text:p>0,02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dd_wORD,rule</text:p>
          </table:table-cell>
          <table:table-cell office:value-type="float" office:value="305540000" calcext:value-type="float">
            <text:p>30554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59])/[.C59]" office:value-type="float" office:value="0.0126372488375551" calcext:value-type="float">
            <text:p>0,01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d_wORD,rule</text:p>
          </table:table-cell>
          <table:table-cell office:value-type="float" office:value="30554000" calcext:value-type="float">
            <text:p>30554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60])/[.C60]" office:value-type="float" office:value="0.126372488375551" calcext:value-type="float">
            <text:p>0,13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_wORD,rule</text:p>
          </table:table-cell>
          <table:table-cell office:value-type="float" office:value="3055400" calcext:value-type="float">
            <text:p>3055400</text:p>
          </table:table-cell>
          <table:table-cell office:value-type="float" office:value="3.86118500982658" calcext:value-type="float">
            <text:p>3,86</text:p>
          </table:table-cell>
          <table:table-cell table:formula="of:=(1000000*[.D61])/[.C61]" office:value-type="float" office:value="1.26372488375551" calcext:value-type="float">
            <text:p>1,2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_sc_wORD,rule</text:p>
          </table:table-cell>
          <table:table-cell office:value-type="float" office:value="1527700" calcext:value-type="float">
            <text:p>1527700</text:p>
          </table:table-cell>
          <table:table-cell office:value-type="float" office:value="3.86118500982658" calcext:value-type="float">
            <text:p>3,86</text:p>
          </table:table-cell>
          <table:table-cell table:formula="of:=(1000000*[.D62])/[.C62]" office:value-type="float" office:value="2.52744976751102" calcext:value-type="float">
            <text:p>2,53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_wORD,rule</text:p>
          </table:table-cell>
          <table:table-cell office:value-type="float" office:value="305540" calcext:value-type="float">
            <text:p>305540</text:p>
          </table:table-cell>
          <table:table-cell office:value-type="float" office:value="3.86118500982658" calcext:value-type="float">
            <text:p>3,86</text:p>
          </table:table-cell>
          <table:table-cell table:formula="of:=(1000000*[.D63])/[.C63]" office:value-type="float" office:value="12.6372488375551" calcext:value-type="float">
            <text:p>12,64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dddd_wORD,rule</text:p>
          </table:table-cell>
          <table:table-cell office:value-type="float" office:value="1527700000" calcext:value-type="float">
            <text:p>152770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64])/[.C64]" office:value-type="float" office:value="0.00252744976751102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dd_wORD,rule</text:p>
          </table:table-cell>
          <table:table-cell office:value-type="float" office:value="15277000" calcext:value-type="float">
            <text:p>15277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65])/[.C65]" office:value-type="float" office:value="0.252744976751102" calcext:value-type="float">
            <text:p>0,25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,rule</text:p>
          </table:table-cell>
          <table:table-cell office:value-type="float" office:value="1222160" calcext:value-type="float">
            <text:p>1222160</text:p>
          </table:table-cell>
          <table:table-cell office:value-type="float" office:value="3.86118500982658" calcext:value-type="float">
            <text:p>3,86</text:p>
          </table:table-cell>
          <table:table-cell table:formula="of:=(1000000*[.D66])/[.C66]" office:value-type="float" office:value="3.15931220938877" calcext:value-type="float">
            <text:p>3,1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d_mon_sc,rule</text:p>
          </table:table-cell>
          <table:table-cell office:value-type="float" office:value="158880800" calcext:value-type="float">
            <text:p>158880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67])/[.C67]" office:value-type="float" office:value="0.0243024016106829" calcext:value-type="float">
            <text:p>0,02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d_sc,rule</text:p>
          </table:table-cell>
          <table:table-cell office:value-type="float" office:value="12221600" calcext:value-type="float">
            <text:p>12221600</text:p>
          </table:table-cell>
          <table:table-cell office:value-type="float" office:value="3.86118500982658" calcext:value-type="float">
            <text:p>3,86</text:p>
          </table:table-cell>
          <table:table-cell table:formula="of:=(1000000*[.D68])/[.C68]" office:value-type="float" office:value="0.315931220938877" calcext:value-type="float">
            <text:p>0,32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mon_day_sc,rule</text:p>
          </table:table-cell>
          <table:table-cell office:value-type="float" office:value="50841856" calcext:value-type="float">
            <text:p>50841856</text:p>
          </table:table-cell>
          <table:table-cell office:value-type="float" office:value="3.86118500982658" calcext:value-type="float">
            <text:p>3,86</text:p>
          </table:table-cell>
          <table:table-cell table:formula="of:=(1000000*[.D69])/[.C69]" office:value-type="float" office:value="0.0759450050333839" calcext:value-type="float">
            <text:p>0,08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year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3.86118500982658" calcext:value-type="float">
            <text:p>3,86</text:p>
          </table:table-cell>
          <table:table-cell table:formula="of:=(1000000*[.D70])/[.C70]" office:value-type="float" office:value="0.243024016106829" calcext:value-type="float">
            <text:p>0,24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year_sc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3.86118500982658" calcext:value-type="float">
            <text:p>3,86</text:p>
          </table:table-cell>
          <table:table-cell table:formula="of:=(1000000*[.D71])/[.C71]" office:value-type="float" office:value="0.243024016106829" calcext:value-type="float">
            <text:p>0,24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year_wORD,rule</text:p>
          </table:table-cell>
          <table:table-cell office:value-type="float" office:value="19860100" calcext:value-type="float">
            <text:p>19860100</text:p>
          </table:table-cell>
          <table:table-cell office:value-type="float" office:value="3.86118500982658" calcext:value-type="float">
            <text:p>3,86</text:p>
          </table:table-cell>
          <table:table-cell table:formula="of:=(1000000*[.D72])/[.C72]" office:value-type="float" office:value="0.194419212885463" calcext:value-type="float">
            <text:p>0,19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2sc_dd,rule</text:p>
          </table:table-cell>
          <table:table-cell office:value-type="float" office:value="21418354" calcext:value-type="float">
            <text:p>21418354</text:p>
          </table:table-cell>
          <table:table-cell office:value-type="float" office:value="3.86118500982658" calcext:value-type="float">
            <text:p>3,86</text:p>
          </table:table-cell>
          <table:table-cell table:formula="of:=(1000000*[.D73])/[.C73]" office:value-type="float" office:value="0.180274591120615" calcext:value-type="float">
            <text:p>0,18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dd_mon,rule</text:p>
          </table:table-cell>
          <table:table-cell office:value-type="float" office:value="1271076954" calcext:value-type="float">
            <text:p>1271076954</text:p>
          </table:table-cell>
          <table:table-cell office:value-type="float" office:value="3.86118500982658" calcext:value-type="float">
            <text:p>3,86</text:p>
          </table:table-cell>
          <table:table-cell table:formula="of:=(1000000*[.D74])/[.C74]" office:value-type="float" office:value="0.0030377271790474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,rule</text:p>
          </table:table-cell>
          <table:table-cell office:value-type="float" office:value="12771572" calcext:value-type="float">
            <text:p>12771572</text:p>
          </table:table-cell>
          <table:table-cell office:value-type="float" office:value="3.86118500982658" calcext:value-type="float">
            <text:p>3,86</text:p>
          </table:table-cell>
          <table:table-cell table:formula="of:=(1000000*[.D75])/[.C75]" office:value-type="float" office:value="0.302326527214236" calcext:value-type="float">
            <text:p>0,3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dd,rule</text:p>
          </table:table-cell>
          <table:table-cell office:value-type="float" office:value="1115954296" calcext:value-type="float">
            <text:p>1115954296</text:p>
          </table:table-cell>
          <table:table-cell office:value-type="float" office:value="3.86118500982658" calcext:value-type="float">
            <text:p>3,86</text:p>
          </table:table-cell>
          <table:table-cell table:formula="of:=(1000000*[.D76])/[.C76]" office:value-type="float" office:value="0.00345998489693218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sc,rule</text:p>
          </table:table-cell>
          <table:table-cell office:value-type="float" office:value="76446108" calcext:value-type="float">
            <text:p>76446108</text:p>
          </table:table-cell>
          <table:table-cell office:value-type="float" office:value="3.86118500982658" calcext:value-type="float">
            <text:p>3,86</text:p>
          </table:table-cell>
          <table:table-cell table:formula="of:=(1000000*[.D77])/[.C77]" office:value-type="float" office:value="0.0505085884794368" calcext:value-type="float">
            <text:p>0,05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year,rule</text:p>
          </table:table-cell>
          <table:table-cell office:value-type="float" office:value="568304400" calcext:value-type="float">
            <text:p>568304400</text:p>
          </table:table-cell>
          <table:table-cell office:value-type="float" office:value="3.86118500982658" calcext:value-type="float">
            <text:p>3,86</text:p>
          </table:table-cell>
          <table:table-cell table:formula="of:=(1000000*[.D78])/[.C78]" office:value-type="float" office:value="0.00679421980513714" calcext:value-type="float">
            <text:p>0,01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,rule</text:p>
          </table:table-cell>
          <table:table-cell office:value-type="float" office:value="3055400" calcext:value-type="float">
            <text:p>3055400</text:p>
          </table:table-cell>
          <table:table-cell office:value-type="float" office:value="3.86118500982658" calcext:value-type="float">
            <text:p>3,86</text:p>
          </table:table-cell>
          <table:table-cell table:formula="of:=(1000000*[.D79])/[.C79]" office:value-type="float" office:value="1.26372488375551" calcext:value-type="float">
            <text:p>1,2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,rule</text:p>
          </table:table-cell>
          <table:table-cell office:value-type="float" office:value="30554000" calcext:value-type="float">
            <text:p>30554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80])/[.C80]" office:value-type="float" office:value="0.126372488375551" calcext:value-type="float">
            <text:p>0,13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d,rule</text:p>
          </table:table-cell>
          <table:table-cell office:value-type="float" office:value="305540000" calcext:value-type="float">
            <text:p>30554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81])/[.C81]" office:value-type="float" office:value="0.0126372488375551" calcext:value-type="float">
            <text:p>0,01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_sc,rule</text:p>
          </table:table-cell>
          <table:table-cell office:value-type="float" office:value="213908554" calcext:value-type="float">
            <text:p>213908554</text:p>
          </table:table-cell>
          <table:table-cell office:value-type="float" office:value="3.86118500982658" calcext:value-type="float">
            <text:p>3,86</text:p>
          </table:table-cell>
          <table:table-cell table:formula="of:=(1000000*[.D82])/[.C82]" office:value-type="float" office:value="0.018050633963084" calcext:value-type="float">
            <text:p>0,02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2sc,rule</text:p>
          </table:table-cell>
          <table:table-cell office:value-type="float" office:value="21387800" calcext:value-type="float">
            <text:p>21387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83])/[.C83]" office:value-type="float" office:value="0.180532126250787" calcext:value-type="float">
            <text:p>0,18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age,rule</text:p>
          </table:table-cell>
          <table:table-cell office:value-type="float" office:value="34220480" calcext:value-type="float">
            <text:p>34220480</text:p>
          </table:table-cell>
          <table:table-cell office:value-type="float" office:value="3.86118500982658" calcext:value-type="float">
            <text:p>3,86</text:p>
          </table:table-cell>
          <table:table-cell table:formula="of:=(1000000*[.D84])/[.C84]" office:value-type="float" office:value="0.112832578906742" calcext:value-type="float">
            <text:p>0,11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age_sc,rule</text:p>
          </table:table-cell>
          <table:table-cell office:value-type="float" office:value="205139556" calcext:value-type="float">
            <text:p>205139556</text:p>
          </table:table-cell>
          <table:table-cell office:value-type="float" office:value="3.86118500982658" calcext:value-type="float">
            <text:p>3,86</text:p>
          </table:table-cell>
          <table:table-cell table:formula="of:=(1000000*[.D85])/[.C85]" office:value-type="float" office:value="0.0188222353850984" calcext:value-type="float">
            <text:p>0,02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sc,rule</text:p>
          </table:table-cell>
          <table:table-cell office:value-type="float" office:value="21418354" calcext:value-type="float">
            <text:p>21418354</text:p>
          </table:table-cell>
          <table:table-cell office:value-type="float" office:value="3.86118500982658" calcext:value-type="float">
            <text:p>3,86</text:p>
          </table:table-cell>
          <table:table-cell table:formula="of:=(1000000*[.D86])/[.C86]" office:value-type="float" office:value="0.180274591120615" calcext:value-type="float">
            <text:p>0,18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mon_dd,rule</text:p>
          </table:table-cell>
          <table:table-cell office:value-type="float" office:value="39750754" calcext:value-type="float">
            <text:p>39750754</text:p>
          </table:table-cell>
          <table:table-cell office:value-type="float" office:value="3.86118500982658" calcext:value-type="float">
            <text:p>3,86</text:p>
          </table:table-cell>
          <table:table-cell table:formula="of:=(1000000*[.D87])/[.C87]" office:value-type="float" office:value="0.0971348872986555" calcext:value-type="float">
            <text:p>0,1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mon_dd_sc,rule</text:p>
          </table:table-cell>
          <table:table-cell office:value-type="float" office:value="238321200" calcext:value-type="float">
            <text:p>238321200</text:p>
          </table:table-cell>
          <table:table-cell office:value-type="float" office:value="3.86118500982658" calcext:value-type="float">
            <text:p>3,86</text:p>
          </table:table-cell>
          <table:table-cell table:formula="of:=(1000000*[.D88])/[.C88]" office:value-type="float" office:value="0.0162016010737886" calcext:value-type="float">
            <text:p>0,02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pd,rule</text:p>
          </table:table-cell>
          <table:table-cell office:value-type="float" office:value="2108226" calcext:value-type="float">
            <text:p>2108226</text:p>
          </table:table-cell>
          <table:table-cell office:value-type="float" office:value="3.86118500982658" calcext:value-type="float">
            <text:p>3,86</text:p>
          </table:table-cell>
          <table:table-cell table:formula="of:=(1000000*[.D89])/[.C89]" office:value-type="float" office:value="1.8314853387761" calcext:value-type="float">
            <text:p>1,83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sc_dd,rule</text:p>
          </table:table-cell>
          <table:table-cell office:value-type="float" office:value="18332400" calcext:value-type="float">
            <text:p>18332400</text:p>
          </table:table-cell>
          <table:table-cell office:value-type="float" office:value="3.86118500982658" calcext:value-type="float">
            <text:p>3,86</text:p>
          </table:table-cell>
          <table:table-cell table:formula="of:=(1000000*[.D90])/[.C90]" office:value-type="float" office:value="0.210620813959251" calcext:value-type="float">
            <text:p>0,21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sc_year,rule</text:p>
          </table:table-cell>
          <table:table-cell office:value-type="float" office:value="14696474" calcext:value-type="float">
            <text:p>14696474</text:p>
          </table:table-cell>
          <table:table-cell office:value-type="float" office:value="3.86118500982658" calcext:value-type="float">
            <text:p>3,86</text:p>
          </table:table-cell>
          <table:table-cell table:formula="of:=(1000000*[.D91])/[.C91]" office:value-type="float" office:value="0.262728666061436" calcext:value-type="float">
            <text:p>0,2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,rule</text:p>
          </table:table-cell>
          <table:table-cell office:value-type="float" office:value="3972020" calcext:value-type="float">
            <text:p>3972020</text:p>
          </table:table-cell>
          <table:table-cell office:value-type="float" office:value="3.86118500982658" calcext:value-type="float">
            <text:p>3,86</text:p>
          </table:table-cell>
          <table:table-cell table:formula="of:=(1000000*[.D92])/[.C92]" office:value-type="float" office:value="0.972096064427314" calcext:value-type="float">
            <text:p>0,97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_mon,rule</text:p>
          </table:table-cell>
          <table:table-cell office:value-type="float" office:value="29362394" calcext:value-type="float">
            <text:p>29362394</text:p>
          </table:table-cell>
          <table:table-cell office:value-type="float" office:value="3.86118500982658" calcext:value-type="float">
            <text:p>3,86</text:p>
          </table:table-cell>
          <table:table-cell table:formula="of:=(1000000*[.D93])/[.C93]" office:value-type="float" office:value="0.131501028486525" calcext:value-type="float">
            <text:p>0,13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_sc,rule</text:p>
          </table:table-cell>
          <table:table-cell office:value-type="float" office:value="130771120" calcext:value-type="float">
            <text:p>130771120</text:p>
          </table:table-cell>
          <table:table-cell office:value-type="float" office:value="3.86118500982658" calcext:value-type="float">
            <text:p>3,86</text:p>
          </table:table-cell>
          <table:table-cell table:formula="of:=(1000000*[.D94])/[.C94]" office:value-type="float" office:value="0.0295262823307362" calcext:value-type="float">
            <text:p>0,03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sc_wORD,rule</text:p>
          </table:table-cell>
          <table:table-cell office:value-type="float" office:value="19860100" calcext:value-type="float">
            <text:p>19860100</text:p>
          </table:table-cell>
          <table:table-cell office:value-type="float" office:value="3.86118500982658" calcext:value-type="float">
            <text:p>3,86</text:p>
          </table:table-cell>
          <table:table-cell table:formula="of:=(1000000*[.D95])/[.C95]" office:value-type="float" office:value="0.194419212885463" calcext:value-type="float">
            <text:p>0,19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wORD,rule</text:p>
          </table:table-cell>
          <table:table-cell office:value-type="float" office:value="3972020" calcext:value-type="float">
            <text:p>3972020</text:p>
          </table:table-cell>
          <table:table-cell office:value-type="float" office:value="3.86118500982658" calcext:value-type="float">
            <text:p>3,86</text:p>
          </table:table-cell>
          <table:table-cell table:formula="of:=(1000000*[.D96])/[.C96]" office:value-type="float" office:value="0.972096064427314" calcext:value-type="float">
            <text:p>0,97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wORD_sc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3.86118500982658" calcext:value-type="float">
            <text:p>3,86</text:p>
          </table:table-cell>
          <table:table-cell table:formula="of:=(1000000*[.D97])/[.C97]" office:value-type="float" office:value="0.243024016106829" calcext:value-type="float">
            <text:p>0,24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1-0_sc_Word,rule</text:p>
          </table:table-cell>
          <table:table-cell office:value-type="float" office:value="1252714" calcext:value-type="float">
            <text:p>1252714</text:p>
          </table:table-cell>
          <table:table-cell office:value-type="float" office:value="3.86118500982658" calcext:value-type="float">
            <text:p>3,86</text:p>
          </table:table-cell>
          <table:table-cell table:formula="of:=(1000000*[.D98])/[.C98]" office:value-type="float" office:value="3.08225581403782" calcext:value-type="float">
            <text:p>3,08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1-0_Word,rule</text:p>
          </table:table-cell>
          <table:table-cell office:value-type="float" office:value="305540" calcext:value-type="float">
            <text:p>305540</text:p>
          </table:table-cell>
          <table:table-cell office:value-type="float" office:value="3.86118500982658" calcext:value-type="float">
            <text:p>3,86</text:p>
          </table:table-cell>
          <table:table-cell table:formula="of:=(1000000*[.D99])/[.C99]" office:value-type="float" office:value="12.6372488375551" calcext:value-type="float">
            <text:p>12,64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cc_Word,rule</text:p>
          </table:table-cell>
          <table:table-cell office:value-type="float" office:value="947174" calcext:value-type="float">
            <text:p>947174</text:p>
          </table:table-cell>
          <table:table-cell office:value-type="float" office:value="3.86118500982658" calcext:value-type="float">
            <text:p>3,86</text:p>
          </table:table-cell>
          <table:table-cell table:formula="of:=(1000000*[.D100])/[.C100]" office:value-type="float" office:value="4.07653188308229" calcext:value-type="float">
            <text:p>4,08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dd_Word,rule</text:p>
          </table:table-cell>
          <table:table-cell office:value-type="float" office:value="94717400" calcext:value-type="float">
            <text:p>947174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01])/[.C101]" office:value-type="float" office:value="0.0407653188308229" calcext:value-type="float">
            <text:p>0,04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mon_dd_Word,rule</text:p>
          </table:table-cell>
          <table:table-cell office:value-type="float" office:value="1115954296" calcext:value-type="float">
            <text:p>1115954296</text:p>
          </table:table-cell>
          <table:table-cell office:value-type="float" office:value="3.86118500982658" calcext:value-type="float">
            <text:p>3,86</text:p>
          </table:table-cell>
          <table:table-cell table:formula="of:=(1000000*[.D102])/[.C102]" office:value-type="float" office:value="0.00345998489693218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,rule</text:p>
          </table:table-cell>
          <table:table-cell office:value-type="float" office:value="947174" calcext:value-type="float">
            <text:p>947174</text:p>
          </table:table-cell>
          <table:table-cell office:value-type="float" office:value="3.86118500982658" calcext:value-type="float">
            <text:p>3,86</text:p>
          </table:table-cell>
          <table:table-cell table:formula="of:=(1000000*[.D103])/[.C103]" office:value-type="float" office:value="4.07653188308229" calcext:value-type="float">
            <text:p>4,08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dd,rule</text:p>
          </table:table-cell>
          <table:table-cell office:value-type="float" office:value="94717400" calcext:value-type="float">
            <text:p>947174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04])/[.C104]" office:value-type="float" office:value="0.0407653188308229" calcext:value-type="float">
            <text:p>0,04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sc,rule</text:p>
          </table:table-cell>
          <table:table-cell office:value-type="float" office:value="4735870" calcext:value-type="float">
            <text:p>4735870</text:p>
          </table:table-cell>
          <table:table-cell office:value-type="float" office:value="3.86118500982658" calcext:value-type="float">
            <text:p>3,86</text:p>
          </table:table-cell>
          <table:table-cell table:formula="of:=(1000000*[.D105])/[.C105]" office:value-type="float" office:value="0.815306376616457" calcext:value-type="float">
            <text:p>0,82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year,rule</text:p>
          </table:table-cell>
          <table:table-cell office:value-type="float" office:value="157047560" calcext:value-type="float">
            <text:p>157047560</text:p>
          </table:table-cell>
          <table:table-cell office:value-type="float" office:value="3.86118500982658" calcext:value-type="float">
            <text:p>3,86</text:p>
          </table:table-cell>
          <table:table-cell table:formula="of:=(1000000*[.D106])/[.C106]" office:value-type="float" office:value="0.0245860872325974" calcext:value-type="float">
            <text:p>0,02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dd_Word,rule</text:p>
          </table:table-cell>
          <table:table-cell office:value-type="float" office:value="305540000" calcext:value-type="float">
            <text:p>30554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07])/[.C107]" office:value-type="float" office:value="0.0126372488375551" calcext:value-type="float">
            <text:p>0,01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d_Word,rule</text:p>
          </table:table-cell>
          <table:table-cell office:value-type="float" office:value="30554000" calcext:value-type="float">
            <text:p>30554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08])/[.C108]" office:value-type="float" office:value="0.126372488375551" calcext:value-type="float">
            <text:p>0,13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_Word,rule</text:p>
          </table:table-cell>
          <table:table-cell office:value-type="float" office:value="3055400" calcext:value-type="float">
            <text:p>30554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09])/[.C109]" office:value-type="float" office:value="1.26372488375551" calcext:value-type="float">
            <text:p>1,2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_sc_Word,rule</text:p>
          </table:table-cell>
          <table:table-cell office:value-type="float" office:value="1527700" calcext:value-type="float">
            <text:p>15277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10])/[.C110]" office:value-type="float" office:value="2.52744976751102" calcext:value-type="float">
            <text:p>2,53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_Word,rule</text:p>
          </table:table-cell>
          <table:table-cell office:value-type="float" office:value="305540" calcext:value-type="float">
            <text:p>305540</text:p>
          </table:table-cell>
          <table:table-cell office:value-type="float" office:value="3.86118500982658" calcext:value-type="float">
            <text:p>3,86</text:p>
          </table:table-cell>
          <table:table-cell table:formula="of:=(1000000*[.D111])/[.C111]" office:value-type="float" office:value="12.6372488375551" calcext:value-type="float">
            <text:p>12,64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dddd_Word,rule</text:p>
          </table:table-cell>
          <table:table-cell office:value-type="float" office:value="1527700000" calcext:value-type="float">
            <text:p>152770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12])/[.C112]" office:value-type="float" office:value="0.00252744976751102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dd_Word,rule</text:p>
          </table:table-cell>
          <table:table-cell office:value-type="float" office:value="15277000" calcext:value-type="float">
            <text:p>15277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13])/[.C113]" office:value-type="float" office:value="0.252744976751102" calcext:value-type="float">
            <text:p>0,25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,rule</text:p>
          </table:table-cell>
          <table:table-cell office:value-type="float" office:value="1222160" calcext:value-type="float">
            <text:p>1222160</text:p>
          </table:table-cell>
          <table:table-cell office:value-type="float" office:value="3.86118500982658" calcext:value-type="float">
            <text:p>3,86</text:p>
          </table:table-cell>
          <table:table-cell table:formula="of:=(1000000*[.D114])/[.C114]" office:value-type="float" office:value="3.15931220938877" calcext:value-type="float">
            <text:p>3,1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d_mon_sc,rule</text:p>
          </table:table-cell>
          <table:table-cell office:value-type="float" office:value="158880800" calcext:value-type="float">
            <text:p>158880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15])/[.C115]" office:value-type="float" office:value="0.0243024016106829" calcext:value-type="float">
            <text:p>0,02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d_sc,rule</text:p>
          </table:table-cell>
          <table:table-cell office:value-type="float" office:value="12221600" calcext:value-type="float">
            <text:p>122216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16])/[.C116]" office:value-type="float" office:value="0.315931220938877" calcext:value-type="float">
            <text:p>0,32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mon_day_sc,rule</text:p>
          </table:table-cell>
          <table:table-cell office:value-type="float" office:value="50841856" calcext:value-type="float">
            <text:p>50841856</text:p>
          </table:table-cell>
          <table:table-cell office:value-type="float" office:value="3.86118500982658" calcext:value-type="float">
            <text:p>3,86</text:p>
          </table:table-cell>
          <table:table-cell table:formula="of:=(1000000*[.D117])/[.C117]" office:value-type="float" office:value="0.0759450050333839" calcext:value-type="float">
            <text:p>0,08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year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3.86118500982658" calcext:value-type="float">
            <text:p>3,86</text:p>
          </table:table-cell>
          <table:table-cell table:formula="of:=(1000000*[.D118])/[.C118]" office:value-type="float" office:value="0.243024016106829" calcext:value-type="float">
            <text:p>0,24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year_sc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3.86118500982658" calcext:value-type="float">
            <text:p>3,86</text:p>
          </table:table-cell>
          <table:table-cell table:formula="of:=(1000000*[.D119])/[.C119]" office:value-type="float" office:value="0.243024016106829" calcext:value-type="float">
            <text:p>0,24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year_Word,rule</text:p>
          </table:table-cell>
          <table:table-cell office:value-type="float" office:value="19860100" calcext:value-type="float">
            <text:p>198601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20])/[.C120]" office:value-type="float" office:value="0.194419212885463" calcext:value-type="float">
            <text:p>0,19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2sc_dd,rule</text:p>
          </table:table-cell>
          <table:table-cell office:value-type="float" office:value="21418354" calcext:value-type="float">
            <text:p>21418354</text:p>
          </table:table-cell>
          <table:table-cell office:value-type="float" office:value="3.86118500982658" calcext:value-type="float">
            <text:p>3,86</text:p>
          </table:table-cell>
          <table:table-cell table:formula="of:=(1000000*[.D121])/[.C121]" office:value-type="float" office:value="0.180274591120615" calcext:value-type="float">
            <text:p>0,18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dd_mon,rule</text:p>
          </table:table-cell>
          <table:table-cell office:value-type="float" office:value="1271076954" calcext:value-type="float">
            <text:p>1271076954</text:p>
          </table:table-cell>
          <table:table-cell office:value-type="float" office:value="3.86118500982658" calcext:value-type="float">
            <text:p>3,86</text:p>
          </table:table-cell>
          <table:table-cell table:formula="of:=(1000000*[.D122])/[.C122]" office:value-type="float" office:value="0.0030377271790474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,rule</text:p>
          </table:table-cell>
          <table:table-cell office:value-type="float" office:value="12771572" calcext:value-type="float">
            <text:p>12771572</text:p>
          </table:table-cell>
          <table:table-cell office:value-type="float" office:value="3.86118500982658" calcext:value-type="float">
            <text:p>3,86</text:p>
          </table:table-cell>
          <table:table-cell table:formula="of:=(1000000*[.D123])/[.C123]" office:value-type="float" office:value="0.302326527214236" calcext:value-type="float">
            <text:p>0,3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dd,rule</text:p>
          </table:table-cell>
          <table:table-cell office:value-type="float" office:value="1115954296" calcext:value-type="float">
            <text:p>1115954296</text:p>
          </table:table-cell>
          <table:table-cell office:value-type="float" office:value="3.86118500982658" calcext:value-type="float">
            <text:p>3,86</text:p>
          </table:table-cell>
          <table:table-cell table:formula="of:=(1000000*[.D124])/[.C124]" office:value-type="float" office:value="0.00345998489693218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sc,rule</text:p>
          </table:table-cell>
          <table:table-cell office:value-type="float" office:value="76446108" calcext:value-type="float">
            <text:p>76446108</text:p>
          </table:table-cell>
          <table:table-cell office:value-type="float" office:value="3.86118500982658" calcext:value-type="float">
            <text:p>3,86</text:p>
          </table:table-cell>
          <table:table-cell table:formula="of:=(1000000*[.D125])/[.C125]" office:value-type="float" office:value="0.0505085884794368" calcext:value-type="float">
            <text:p>0,05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year,rule</text:p>
          </table:table-cell>
          <table:table-cell office:value-type="float" office:value="568304400" calcext:value-type="float">
            <text:p>5683044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26])/[.C126]" office:value-type="float" office:value="0.00679421980513714" calcext:value-type="float">
            <text:p>0,01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,rule</text:p>
          </table:table-cell>
          <table:table-cell office:value-type="float" office:value="3055400" calcext:value-type="float">
            <text:p>30554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27])/[.C127]" office:value-type="float" office:value="1.26372488375551" calcext:value-type="float">
            <text:p>1,2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,rule</text:p>
          </table:table-cell>
          <table:table-cell office:value-type="float" office:value="30554000" calcext:value-type="float">
            <text:p>30554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28])/[.C128]" office:value-type="float" office:value="0.126372488375551" calcext:value-type="float">
            <text:p>0,13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d,rule</text:p>
          </table:table-cell>
          <table:table-cell office:value-type="float" office:value="305540000" calcext:value-type="float">
            <text:p>30554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29])/[.C129]" office:value-type="float" office:value="0.0126372488375551" calcext:value-type="float">
            <text:p>0,01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_sc,rule</text:p>
          </table:table-cell>
          <table:table-cell office:value-type="float" office:value="213908554" calcext:value-type="float">
            <text:p>213908554</text:p>
          </table:table-cell>
          <table:table-cell office:value-type="float" office:value="3.86118500982658" calcext:value-type="float">
            <text:p>3,86</text:p>
          </table:table-cell>
          <table:table-cell table:formula="of:=(1000000*[.D130])/[.C130]" office:value-type="float" office:value="0.018050633963084" calcext:value-type="float">
            <text:p>0,02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2sc,rule</text:p>
          </table:table-cell>
          <table:table-cell office:value-type="float" office:value="21387800" calcext:value-type="float">
            <text:p>21387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31])/[.C131]" office:value-type="float" office:value="0.180532126250787" calcext:value-type="float">
            <text:p>0,18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age,rule</text:p>
          </table:table-cell>
          <table:table-cell office:value-type="float" office:value="34220480" calcext:value-type="float">
            <text:p>34220480</text:p>
          </table:table-cell>
          <table:table-cell office:value-type="float" office:value="3.86118500982658" calcext:value-type="float">
            <text:p>3,86</text:p>
          </table:table-cell>
          <table:table-cell table:formula="of:=(1000000*[.D132])/[.C132]" office:value-type="float" office:value="0.112832578906742" calcext:value-type="float">
            <text:p>0,11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age_sc,rule</text:p>
          </table:table-cell>
          <table:table-cell office:value-type="float" office:value="205139556" calcext:value-type="float">
            <text:p>205139556</text:p>
          </table:table-cell>
          <table:table-cell office:value-type="float" office:value="3.86118500982658" calcext:value-type="float">
            <text:p>3,86</text:p>
          </table:table-cell>
          <table:table-cell table:formula="of:=(1000000*[.D133])/[.C133]" office:value-type="float" office:value="0.0188222353850984" calcext:value-type="float">
            <text:p>0,02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sc,rule</text:p>
          </table:table-cell>
          <table:table-cell office:value-type="float" office:value="21418354" calcext:value-type="float">
            <text:p>21418354</text:p>
          </table:table-cell>
          <table:table-cell office:value-type="float" office:value="3.86118500982658" calcext:value-type="float">
            <text:p>3,86</text:p>
          </table:table-cell>
          <table:table-cell table:formula="of:=(1000000*[.D134])/[.C134]" office:value-type="float" office:value="0.180274591120615" calcext:value-type="float">
            <text:p>0,18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mon_dd,rule</text:p>
          </table:table-cell>
          <table:table-cell office:value-type="float" office:value="39750754" calcext:value-type="float">
            <text:p>39750754</text:p>
          </table:table-cell>
          <table:table-cell office:value-type="float" office:value="3.86118500982658" calcext:value-type="float">
            <text:p>3,86</text:p>
          </table:table-cell>
          <table:table-cell table:formula="of:=(1000000*[.D135])/[.C135]" office:value-type="float" office:value="0.0971348872986555" calcext:value-type="float">
            <text:p>0,1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mon_dd_sc,rule</text:p>
          </table:table-cell>
          <table:table-cell office:value-type="float" office:value="238321200" calcext:value-type="float">
            <text:p>2383212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36])/[.C136]" office:value-type="float" office:value="0.0162016010737886" calcext:value-type="float">
            <text:p>0,02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pd,rule</text:p>
          </table:table-cell>
          <table:table-cell office:value-type="float" office:value="2108226" calcext:value-type="float">
            <text:p>2108226</text:p>
          </table:table-cell>
          <table:table-cell office:value-type="float" office:value="3.86118500982658" calcext:value-type="float">
            <text:p>3,86</text:p>
          </table:table-cell>
          <table:table-cell table:formula="of:=(1000000*[.D137])/[.C137]" office:value-type="float" office:value="1.8314853387761" calcext:value-type="float">
            <text:p>1,83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sc_dd,rule</text:p>
          </table:table-cell>
          <table:table-cell office:value-type="float" office:value="18332400" calcext:value-type="float">
            <text:p>183324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38])/[.C138]" office:value-type="float" office:value="0.210620813959251" calcext:value-type="float">
            <text:p>0,21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sc_year,rule</text:p>
          </table:table-cell>
          <table:table-cell office:value-type="float" office:value="14696474" calcext:value-type="float">
            <text:p>14696474</text:p>
          </table:table-cell>
          <table:table-cell office:value-type="float" office:value="3.86118500982658" calcext:value-type="float">
            <text:p>3,86</text:p>
          </table:table-cell>
          <table:table-cell table:formula="of:=(1000000*[.D139])/[.C139]" office:value-type="float" office:value="0.262728666061436" calcext:value-type="float">
            <text:p>0,2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,rule</text:p>
          </table:table-cell>
          <table:table-cell office:value-type="float" office:value="3972020" calcext:value-type="float">
            <text:p>3972020</text:p>
          </table:table-cell>
          <table:table-cell office:value-type="float" office:value="3.86118500982658" calcext:value-type="float">
            <text:p>3,86</text:p>
          </table:table-cell>
          <table:table-cell table:formula="of:=(1000000*[.D140])/[.C140]" office:value-type="float" office:value="0.972096064427314" calcext:value-type="float">
            <text:p>0,97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_mon,rule</text:p>
          </table:table-cell>
          <table:table-cell office:value-type="float" office:value="29362394" calcext:value-type="float">
            <text:p>29362394</text:p>
          </table:table-cell>
          <table:table-cell office:value-type="float" office:value="3.86118500982658" calcext:value-type="float">
            <text:p>3,86</text:p>
          </table:table-cell>
          <table:table-cell table:formula="of:=(1000000*[.D141])/[.C141]" office:value-type="float" office:value="0.131501028486525" calcext:value-type="float">
            <text:p>0,13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_sc,rule</text:p>
          </table:table-cell>
          <table:table-cell office:value-type="float" office:value="130771120" calcext:value-type="float">
            <text:p>130771120</text:p>
          </table:table-cell>
          <table:table-cell office:value-type="float" office:value="3.86118500982658" calcext:value-type="float">
            <text:p>3,86</text:p>
          </table:table-cell>
          <table:table-cell table:formula="of:=(1000000*[.D142])/[.C142]" office:value-type="float" office:value="0.0295262823307362" calcext:value-type="float">
            <text:p>0,03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sc_Word,rule</text:p>
          </table:table-cell>
          <table:table-cell office:value-type="float" office:value="19860100" calcext:value-type="float">
            <text:p>198601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43])/[.C143]" office:value-type="float" office:value="0.194419212885463" calcext:value-type="float">
            <text:p>0,19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Word,rule</text:p>
          </table:table-cell>
          <table:table-cell office:value-type="float" office:value="3972020" calcext:value-type="float">
            <text:p>3972020</text:p>
          </table:table-cell>
          <table:table-cell office:value-type="float" office:value="3.86118500982658" calcext:value-type="float">
            <text:p>3,86</text:p>
          </table:table-cell>
          <table:table-cell table:formula="of:=(1000000*[.D144])/[.C144]" office:value-type="float" office:value="0.972096064427314" calcext:value-type="float">
            <text:p>0,97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Word_sc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3.86118500982658" calcext:value-type="float">
            <text:p>3,86</text:p>
          </table:table-cell>
          <table:table-cell table:formula="of:=(1000000*[.D145])/[.C145]" office:value-type="float" office:value="0.243024016106829" calcext:value-type="float">
            <text:p>0,24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1-0_sc_word,rule</text:p>
          </table:table-cell>
          <table:table-cell office:value-type="float" office:value="1252714" calcext:value-type="float">
            <text:p>1252714</text:p>
          </table:table-cell>
          <table:table-cell office:value-type="float" office:value="3.86118500982658" calcext:value-type="float">
            <text:p>3,86</text:p>
          </table:table-cell>
          <table:table-cell table:formula="of:=(1000000*[.D146])/[.C146]" office:value-type="float" office:value="3.08225581403782" calcext:value-type="float">
            <text:p>3,08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1-0_word,rule</text:p>
          </table:table-cell>
          <table:table-cell office:value-type="float" office:value="305540" calcext:value-type="float">
            <text:p>305540</text:p>
          </table:table-cell>
          <table:table-cell office:value-type="float" office:value="3.86118500982658" calcext:value-type="float">
            <text:p>3,86</text:p>
          </table:table-cell>
          <table:table-cell table:formula="of:=(1000000*[.D147])/[.C147]" office:value-type="float" office:value="12.6372488375551" calcext:value-type="float">
            <text:p>12,64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cc_word,rule</text:p>
          </table:table-cell>
          <table:table-cell office:value-type="float" office:value="947174" calcext:value-type="float">
            <text:p>947174</text:p>
          </table:table-cell>
          <table:table-cell office:value-type="float" office:value="3.86118500982658" calcext:value-type="float">
            <text:p>3,86</text:p>
          </table:table-cell>
          <table:table-cell table:formula="of:=(1000000*[.D148])/[.C148]" office:value-type="float" office:value="4.07653188308229" calcext:value-type="float">
            <text:p>4,08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dd_word,rule</text:p>
          </table:table-cell>
          <table:table-cell office:value-type="float" office:value="94717400" calcext:value-type="float">
            <text:p>947174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49])/[.C149]" office:value-type="float" office:value="0.0407653188308229" calcext:value-type="float">
            <text:p>0,04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mon_dd_word,rule</text:p>
          </table:table-cell>
          <table:table-cell office:value-type="float" office:value="1115954296" calcext:value-type="float">
            <text:p>1115954296</text:p>
          </table:table-cell>
          <table:table-cell office:value-type="float" office:value="3.86118500982658" calcext:value-type="float">
            <text:p>3,86</text:p>
          </table:table-cell>
          <table:table-cell table:formula="of:=(1000000*[.D150])/[.C150]" office:value-type="float" office:value="0.00345998489693218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,rule</text:p>
          </table:table-cell>
          <table:table-cell office:value-type="float" office:value="947174" calcext:value-type="float">
            <text:p>947174</text:p>
          </table:table-cell>
          <table:table-cell office:value-type="float" office:value="3.86118500982658" calcext:value-type="float">
            <text:p>3,86</text:p>
          </table:table-cell>
          <table:table-cell table:formula="of:=(1000000*[.D151])/[.C151]" office:value-type="float" office:value="4.07653188308229" calcext:value-type="float">
            <text:p>4,08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dd,rule</text:p>
          </table:table-cell>
          <table:table-cell office:value-type="float" office:value="94717400" calcext:value-type="float">
            <text:p>947174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52])/[.C152]" office:value-type="float" office:value="0.0407653188308229" calcext:value-type="float">
            <text:p>0,04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sc,rule</text:p>
          </table:table-cell>
          <table:table-cell office:value-type="float" office:value="4735870" calcext:value-type="float">
            <text:p>4735870</text:p>
          </table:table-cell>
          <table:table-cell office:value-type="float" office:value="3.86118500982658" calcext:value-type="float">
            <text:p>3,86</text:p>
          </table:table-cell>
          <table:table-cell table:formula="of:=(1000000*[.D153])/[.C153]" office:value-type="float" office:value="0.815306376616457" calcext:value-type="float">
            <text:p>0,82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ay_word_year,rule</text:p>
          </table:table-cell>
          <table:table-cell office:value-type="float" office:value="157047560" calcext:value-type="float">
            <text:p>157047560</text:p>
          </table:table-cell>
          <table:table-cell office:value-type="float" office:value="3.86118500982658" calcext:value-type="float">
            <text:p>3,86</text:p>
          </table:table-cell>
          <table:table-cell table:formula="of:=(1000000*[.D154])/[.C154]" office:value-type="float" office:value="0.0245860872325974" calcext:value-type="float">
            <text:p>0,02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dd_word,rule</text:p>
          </table:table-cell>
          <table:table-cell office:value-type="float" office:value="305540000" calcext:value-type="float">
            <text:p>30554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55])/[.C155]" office:value-type="float" office:value="0.0126372488375551" calcext:value-type="float">
            <text:p>0,01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d_word,rule</text:p>
          </table:table-cell>
          <table:table-cell office:value-type="float" office:value="30554000" calcext:value-type="float">
            <text:p>30554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56])/[.C156]" office:value-type="float" office:value="0.126372488375551" calcext:value-type="float">
            <text:p>0,13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d_word,rule</text:p>
          </table:table-cell>
          <table:table-cell office:value-type="float" office:value="3055400" calcext:value-type="float">
            <text:p>30554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57])/[.C157]" office:value-type="float" office:value="1.26372488375551" calcext:value-type="float">
            <text:p>1,2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_sc_word,rule</text:p>
          </table:table-cell>
          <table:table-cell office:value-type="float" office:value="1527700" calcext:value-type="float">
            <text:p>15277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58])/[.C158]" office:value-type="float" office:value="2.52744976751102" calcext:value-type="float">
            <text:p>2,53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d_word,rule</text:p>
          </table:table-cell>
          <table:table-cell office:value-type="float" office:value="305540" calcext:value-type="float">
            <text:p>305540</text:p>
          </table:table-cell>
          <table:table-cell office:value-type="float" office:value="3.86118500982658" calcext:value-type="float">
            <text:p>3,86</text:p>
          </table:table-cell>
          <table:table-cell table:formula="of:=(1000000*[.D159])/[.C159]" office:value-type="float" office:value="12.6372488375551" calcext:value-type="float">
            <text:p>12,64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dddd_word,rule</text:p>
          </table:table-cell>
          <table:table-cell office:value-type="float" office:value="1527700000" calcext:value-type="float">
            <text:p>152770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60])/[.C160]" office:value-type="float" office:value="0.00252744976751102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dd_word,rule</text:p>
          </table:table-cell>
          <table:table-cell office:value-type="float" office:value="15277000" calcext:value-type="float">
            <text:p>15277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61])/[.C161]" office:value-type="float" office:value="0.252744976751102" calcext:value-type="float">
            <text:p>0,25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,rule</text:p>
          </table:table-cell>
          <table:table-cell office:value-type="float" office:value="1222160" calcext:value-type="float">
            <text:p>1222160</text:p>
          </table:table-cell>
          <table:table-cell office:value-type="float" office:value="3.86118500982658" calcext:value-type="float">
            <text:p>3,86</text:p>
          </table:table-cell>
          <table:table-cell table:formula="of:=(1000000*[.D162])/[.C162]" office:value-type="float" office:value="3.15931220938877" calcext:value-type="float">
            <text:p>3,1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d_mon_sc,rule</text:p>
          </table:table-cell>
          <table:table-cell office:value-type="float" office:value="158880800" calcext:value-type="float">
            <text:p>158880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63])/[.C163]" office:value-type="float" office:value="0.0243024016106829" calcext:value-type="float">
            <text:p>0,02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dd_sc,rule</text:p>
          </table:table-cell>
          <table:table-cell office:value-type="float" office:value="12221600" calcext:value-type="float">
            <text:p>122216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64])/[.C164]" office:value-type="float" office:value="0.315931220938877" calcext:value-type="float">
            <text:p>0,32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mon_day_sc,rule</text:p>
          </table:table-cell>
          <table:table-cell office:value-type="float" office:value="50841856" calcext:value-type="float">
            <text:p>50841856</text:p>
          </table:table-cell>
          <table:table-cell office:value-type="float" office:value="3.86118500982658" calcext:value-type="float">
            <text:p>3,86</text:p>
          </table:table-cell>
          <table:table-cell table:formula="of:=(1000000*[.D165])/[.C165]" office:value-type="float" office:value="0.0759450050333839" calcext:value-type="float">
            <text:p>0,08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year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3.86118500982658" calcext:value-type="float">
            <text:p>3,86</text:p>
          </table:table-cell>
          <table:table-cell table:formula="of:=(1000000*[.D166])/[.C166]" office:value-type="float" office:value="0.243024016106829" calcext:value-type="float">
            <text:p>0,24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word_year_sc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3.86118500982658" calcext:value-type="float">
            <text:p>3,86</text:p>
          </table:table-cell>
          <table:table-cell table:formula="of:=(1000000*[.D167])/[.C167]" office:value-type="float" office:value="0.243024016106829" calcext:value-type="float">
            <text:p>0,24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sc_year_word,rule</text:p>
          </table:table-cell>
          <table:table-cell office:value-type="float" office:value="19860100" calcext:value-type="float">
            <text:p>198601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68])/[.C168]" office:value-type="float" office:value="0.194419212885463" calcext:value-type="float">
            <text:p>0,19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2sc_dd,rule</text:p>
          </table:table-cell>
          <table:table-cell office:value-type="float" office:value="21418354" calcext:value-type="float">
            <text:p>21418354</text:p>
          </table:table-cell>
          <table:table-cell office:value-type="float" office:value="3.86118500982658" calcext:value-type="float">
            <text:p>3,86</text:p>
          </table:table-cell>
          <table:table-cell table:formula="of:=(1000000*[.D169])/[.C169]" office:value-type="float" office:value="0.180274591120615" calcext:value-type="float">
            <text:p>0,18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dd_mon,rule</text:p>
          </table:table-cell>
          <table:table-cell office:value-type="float" office:value="1271076954" calcext:value-type="float">
            <text:p>1271076954</text:p>
          </table:table-cell>
          <table:table-cell office:value-type="float" office:value="3.86118500982658" calcext:value-type="float">
            <text:p>3,86</text:p>
          </table:table-cell>
          <table:table-cell table:formula="of:=(1000000*[.D170])/[.C170]" office:value-type="float" office:value="0.0030377271790474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,rule</text:p>
          </table:table-cell>
          <table:table-cell office:value-type="float" office:value="12771572" calcext:value-type="float">
            <text:p>12771572</text:p>
          </table:table-cell>
          <table:table-cell office:value-type="float" office:value="3.86118500982658" calcext:value-type="float">
            <text:p>3,86</text:p>
          </table:table-cell>
          <table:table-cell table:formula="of:=(1000000*[.D171])/[.C171]" office:value-type="float" office:value="0.302326527214236" calcext:value-type="float">
            <text:p>0,3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dd,rule</text:p>
          </table:table-cell>
          <table:table-cell office:value-type="float" office:value="1115954296" calcext:value-type="float">
            <text:p>1115954296</text:p>
          </table:table-cell>
          <table:table-cell office:value-type="float" office:value="3.86118500982658" calcext:value-type="float">
            <text:p>3,86</text:p>
          </table:table-cell>
          <table:table-cell table:formula="of:=(1000000*[.D172])/[.C172]" office:value-type="float" office:value="0.00345998489693218" calcext:value-type="float">
            <text:p>0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sc,rule</text:p>
          </table:table-cell>
          <table:table-cell office:value-type="float" office:value="76446108" calcext:value-type="float">
            <text:p>76446108</text:p>
          </table:table-cell>
          <table:table-cell office:value-type="float" office:value="3.86118500982658" calcext:value-type="float">
            <text:p>3,86</text:p>
          </table:table-cell>
          <table:table-cell table:formula="of:=(1000000*[.D173])/[.C173]" office:value-type="float" office:value="0.0505085884794368" calcext:value-type="float">
            <text:p>0,05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ay_mon_year,rule</text:p>
          </table:table-cell>
          <table:table-cell office:value-type="float" office:value="568304400" calcext:value-type="float">
            <text:p>5683044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74])/[.C174]" office:value-type="float" office:value="0.00679421980513714" calcext:value-type="float">
            <text:p>0,01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,rule</text:p>
          </table:table-cell>
          <table:table-cell office:value-type="float" office:value="3055400" calcext:value-type="float">
            <text:p>30554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75])/[.C175]" office:value-type="float" office:value="1.26372488375551" calcext:value-type="float">
            <text:p>1,2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,rule</text:p>
          </table:table-cell>
          <table:table-cell office:value-type="float" office:value="30554000" calcext:value-type="float">
            <text:p>30554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76])/[.C176]" office:value-type="float" office:value="0.126372488375551" calcext:value-type="float">
            <text:p>0,13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d,rule</text:p>
          </table:table-cell>
          <table:table-cell office:value-type="float" office:value="305540000" calcext:value-type="float">
            <text:p>3055400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77])/[.C177]" office:value-type="float" office:value="0.0126372488375551" calcext:value-type="float">
            <text:p>0,01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d_sc,rule</text:p>
          </table:table-cell>
          <table:table-cell office:value-type="float" office:value="213908554" calcext:value-type="float">
            <text:p>213908554</text:p>
          </table:table-cell>
          <table:table-cell office:value-type="float" office:value="3.86118500982658" calcext:value-type="float">
            <text:p>3,86</text:p>
          </table:table-cell>
          <table:table-cell table:formula="of:=(1000000*[.D178])/[.C178]" office:value-type="float" office:value="0.018050633963084" calcext:value-type="float">
            <text:p>0,02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2sc,rule</text:p>
          </table:table-cell>
          <table:table-cell office:value-type="float" office:value="21387800" calcext:value-type="float">
            <text:p>213878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79])/[.C179]" office:value-type="float" office:value="0.180532126250787" calcext:value-type="float">
            <text:p>0,18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age,rule</text:p>
          </table:table-cell>
          <table:table-cell office:value-type="float" office:value="34220480" calcext:value-type="float">
            <text:p>34220480</text:p>
          </table:table-cell>
          <table:table-cell office:value-type="float" office:value="3.86118500982658" calcext:value-type="float">
            <text:p>3,86</text:p>
          </table:table-cell>
          <table:table-cell table:formula="of:=(1000000*[.D180])/[.C180]" office:value-type="float" office:value="0.112832578906742" calcext:value-type="float">
            <text:p>0,11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age_sc,rule</text:p>
          </table:table-cell>
          <table:table-cell office:value-type="float" office:value="205139556" calcext:value-type="float">
            <text:p>205139556</text:p>
          </table:table-cell>
          <table:table-cell office:value-type="float" office:value="3.86118500982658" calcext:value-type="float">
            <text:p>3,86</text:p>
          </table:table-cell>
          <table:table-cell table:formula="of:=(1000000*[.D181])/[.C181]" office:value-type="float" office:value="0.0188222353850984" calcext:value-type="float">
            <text:p>0,02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dd_sc,rule</text:p>
          </table:table-cell>
          <table:table-cell office:value-type="float" office:value="21418354" calcext:value-type="float">
            <text:p>21418354</text:p>
          </table:table-cell>
          <table:table-cell office:value-type="float" office:value="3.86118500982658" calcext:value-type="float">
            <text:p>3,86</text:p>
          </table:table-cell>
          <table:table-cell table:formula="of:=(1000000*[.D182])/[.C182]" office:value-type="float" office:value="0.180274591120615" calcext:value-type="float">
            <text:p>0,18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mon_dd,rule</text:p>
          </table:table-cell>
          <table:table-cell office:value-type="float" office:value="39750754" calcext:value-type="float">
            <text:p>39750754</text:p>
          </table:table-cell>
          <table:table-cell office:value-type="float" office:value="3.86118500982658" calcext:value-type="float">
            <text:p>3,86</text:p>
          </table:table-cell>
          <table:table-cell table:formula="of:=(1000000*[.D183])/[.C183]" office:value-type="float" office:value="0.0971348872986555" calcext:value-type="float">
            <text:p>0,1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mon_dd_sc,rule</text:p>
          </table:table-cell>
          <table:table-cell office:value-type="float" office:value="238321200" calcext:value-type="float">
            <text:p>2383212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84])/[.C184]" office:value-type="float" office:value="0.0162016010737886" calcext:value-type="float">
            <text:p>0,02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pd,rule</text:p>
          </table:table-cell>
          <table:table-cell office:value-type="float" office:value="2108226" calcext:value-type="float">
            <text:p>2108226</text:p>
          </table:table-cell>
          <table:table-cell office:value-type="float" office:value="3.86118500982658" calcext:value-type="float">
            <text:p>3,86</text:p>
          </table:table-cell>
          <table:table-cell table:formula="of:=(1000000*[.D185])/[.C185]" office:value-type="float" office:value="1.8314853387761" calcext:value-type="float">
            <text:p>1,83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sc_dd,rule</text:p>
          </table:table-cell>
          <table:table-cell office:value-type="float" office:value="18332400" calcext:value-type="float">
            <text:p>183324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86])/[.C186]" office:value-type="float" office:value="0.210620813959251" calcext:value-type="float">
            <text:p>0,21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sc_year,rule</text:p>
          </table:table-cell>
          <table:table-cell office:value-type="float" office:value="14696474" calcext:value-type="float">
            <text:p>14696474</text:p>
          </table:table-cell>
          <table:table-cell office:value-type="float" office:value="3.86118500982658" calcext:value-type="float">
            <text:p>3,86</text:p>
          </table:table-cell>
          <table:table-cell table:formula="of:=(1000000*[.D187])/[.C187]" office:value-type="float" office:value="0.262728666061436" calcext:value-type="float">
            <text:p>0,26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,rule</text:p>
          </table:table-cell>
          <table:table-cell office:value-type="float" office:value="3972020" calcext:value-type="float">
            <text:p>3972020</text:p>
          </table:table-cell>
          <table:table-cell office:value-type="float" office:value="3.86118500982658" calcext:value-type="float">
            <text:p>3,86</text:p>
          </table:table-cell>
          <table:table-cell table:formula="of:=(1000000*[.D188])/[.C188]" office:value-type="float" office:value="0.972096064427314" calcext:value-type="float">
            <text:p>0,97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_mon,rule</text:p>
          </table:table-cell>
          <table:table-cell office:value-type="float" office:value="29362394" calcext:value-type="float">
            <text:p>29362394</text:p>
          </table:table-cell>
          <table:table-cell office:value-type="float" office:value="3.86118500982658" calcext:value-type="float">
            <text:p>3,86</text:p>
          </table:table-cell>
          <table:table-cell table:formula="of:=(1000000*[.D189])/[.C189]" office:value-type="float" office:value="0.131501028486525" calcext:value-type="float">
            <text:p>0,13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word_year_sc,rule</text:p>
          </table:table-cell>
          <table:table-cell office:value-type="float" office:value="130771120" calcext:value-type="float">
            <text:p>130771120</text:p>
          </table:table-cell>
          <table:table-cell office:value-type="float" office:value="3.86118500982658" calcext:value-type="float">
            <text:p>3,86</text:p>
          </table:table-cell>
          <table:table-cell table:formula="of:=(1000000*[.D190])/[.C190]" office:value-type="float" office:value="0.0295262823307362" calcext:value-type="float">
            <text:p>0,03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sc_word,rule</text:p>
          </table:table-cell>
          <table:table-cell office:value-type="float" office:value="19860100" calcext:value-type="float">
            <text:p>19860100</text:p>
          </table:table-cell>
          <table:table-cell office:value-type="float" office:value="3.86118500982658" calcext:value-type="float">
            <text:p>3,86</text:p>
          </table:table-cell>
          <table:table-cell table:formula="of:=(1000000*[.D191])/[.C191]" office:value-type="float" office:value="0.194419212885463" calcext:value-type="float">
            <text:p>0,19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word,rule</text:p>
          </table:table-cell>
          <table:table-cell office:value-type="float" office:value="3972020" calcext:value-type="float">
            <text:p>3972020</text:p>
          </table:table-cell>
          <table:table-cell office:value-type="float" office:value="3.86118500982658" calcext:value-type="float">
            <text:p>3,86</text:p>
          </table:table-cell>
          <table:table-cell table:formula="of:=(1000000*[.D192])/[.C192]" office:value-type="float" office:value="0.972096064427314" calcext:value-type="float">
            <text:p>0,97</text:p>
          </table:table-cell>
        </table:table-row>
        <table:table-row table:style-name="ro2">
          <table:table-cell office:value-type="string" calcext:value-type="string">
            <text:p>kb_rus_adj_mul</text:p>
          </table:table-cell>
          <table:table-cell office:value-type="string" calcext:value-type="string">
            <text:p>year_word_sc,rule</text:p>
          </table:table-cell>
          <table:table-cell office:value-type="float" office:value="15888080" calcext:value-type="float">
            <text:p>15888080</text:p>
          </table:table-cell>
          <table:table-cell office:value-type="float" office:value="3.86118500982658" calcext:value-type="float">
            <text:p>3,86</text:p>
          </table:table-cell>
          <table:table-cell table:formula="of:=(1000000*[.D193])/[.C193]" office:value-type="float" office:value="0.243024016106829" calcext:value-type="float">
            <text:p>0,2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21:48:11.7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54S</meta:editing-duration>
    <meta:editing-cycles>4</meta:editing-cycles>
    <meta:generator>LibreOffice/5.2.0.4$Windows_x86 LibreOffice_project/066b007f5ebcc236395c7d282ba488bca6720265</meta:generator>
    <dc:date>2016-08-13T21:49:00.404000000</dc:date>
    <meta:document-statistic meta:table-count="3" meta:cell-count="965" meta:object-count="0"/>
    <meta:user-defined meta:name="Info 1"/>
    <meta:user-defined meta:name="Info 2"/>
    <meta:user-defined meta:name="Info 3"/>
    <meta:user-defined meta:name="Info 4"/>
  </office:meta>
</office:document-meta>
</file>